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fo:font-size="10pt" fo:language="en" fo:country="US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3.10. CONVOCATÒRIA DE REUNIÓ</text:p>
      <text:p text:style-name="Standard"/>
      <text:p text:style-name="Standard">Document per mitjà del qual es demana la presència d’algú en un lloc i en una data determinats per dur a terme una reunió.</text:p>
      <text:p text:style-name="Standard"/>
      <text:p text:style-name="Standard">Destinatari  Sra. Cristina Pons Martí</text:p>
      <text:p text:style-name="Standard">        Presidenta del Club Esportiu Endavant</text:p>
      <text:p text:style-name="Standard">        C/ Clar, 73</text:p>
      <text:p text:style-name="Standard">        07750 Ferreries</text:p>
      <text:p text:style-name="Standard"/>
      <text:p text:style-name="Standard">Convocatòria  Us convoc a la propera reunió de la Federació de Clubs Esportius de Menorca.</text:p>
      <text:p text:style-name="Standard"/>
      <text:p text:style-name="Standard">Dades de la reunió  </text:p>
      <text:p text:style-name="Standard"/>
      <text:p text:style-name="Standard">Dia: 12 de desembre del 2001</text:p>
      <text:p text:style-name="Standard"/>
      <text:p text:style-name="Standard">Hora: 20.30 h</text:p>
      <text:p text:style-name="Standard"/>
      <text:p text:style-name="Standard">Lloc: Sala d’Actes de l’Ajuntament de Ferreries, pl. Constitució, 21, Ferreries</text:p>
      <text:p text:style-name="Standard"/>
      <text:p text:style-name="Standard">Ordre del dia  </text:p>
      <text:p text:style-name="Standard"/>
      <text:p text:style-name="Standard">Lectura i aprovació de l’acta de la sessió anterior</text:p>
      <text:p text:style-name="Standard"/>
      <text:p text:style-name="Standard">Organització del Campionat de Menorca de Natació</text:p>
      <text:p text:style-name="Standard"/>
      <text:p text:style-name="Standard">Admissió de nous membres a la Federació</text:p>
      <text:p text:style-name="Standard"/>
      <text:p text:style-name="Standard">Torn obert de paraules</text:p>
      <text:p text:style-name="Standard"/>
      <text:p text:style-name="Standard">Signatura  [rúbrica]</text:p>
      <text:p text:style-name="Standard"/>
      <text:p text:style-name="Standard">Nom i llinatges  Joan Antoni Taltavull Pons</text:p>
      <text:p text:style-name="Standard"/>
      <text:p text:style-name="Standard">Càrrec  President de la Federació de Clubs Esportius de Menorca</text:p>
      <text:p text:style-name="Standard"/>
      <text:p text:style-name="Standard">Datació  Ferreries, 25 d’octubre de 2001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7T16:26:14.812346082</meta:creation-date>
    <meta:editing-cycles>2</meta:editing-cycles>
    <dc:date>2025-11-17T16:26:39.580884212</dc:date>
    <meta:editing-duration>PT25S</meta:editing-duration>
    <meta:document-statistic meta:table-count="0" meta:image-count="0" meta:object-count="0" meta:page-count="1" meta:paragraph-count="20" meta:word-count="137" meta:character-count="846" meta:non-whitespace-character-count="695"/>
    <meta:generator>LibreOffice/24.2.7.2$Linux_X86_64 LibreOffice_project/420$Build-2</meta:generator>
  </office:meta>
</office:document-meta>
</file>